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5" style:family="table">
      <style:table-properties style:width="16cm" table:align="margins"/>
    </style:style>
    <style:style style:name="Tabla5.A" style:family="table-column">
      <style:table-column-properties style:column-width="4.142cm" style:rel-column-width="16965*"/>
    </style:style>
    <style:style style:name="Tabla5.B" style:family="table-column">
      <style:table-column-properties style:column-width="11.859cm" style:rel-column-width="48570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101cm" fo:margin-left="0cm" table:align="left"/>
    </style:style>
    <style:style style:name="Table2.A" style:family="table-column">
      <style:table-column-properties style:column-width="3.992cm"/>
    </style:style>
    <style:style style:name="Table2.B" style:family="table-column">
      <style:table-column-properties style:column-width="13.10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101cm" fo:margin-left="0cm" table:align="left"/>
    </style:style>
    <style:style style:name="Table1.A" style:family="table-column">
      <style:table-column-properties style:column-width="3.992cm"/>
    </style:style>
    <style:style style:name="Table1.B" style:family="table-column">
      <style:table-column-properties style:column-width="13.1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01cm" fo:margin-left="0cm" table:align="left"/>
    </style:style>
    <style:style style:name="Table3.A" style:family="table-column">
      <style:table-column-properties style:column-width="3.992cm"/>
    </style:style>
    <style:style style:name="Table3.B" style:family="table-column">
      <style:table-column-properties style:column-width="13.10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officeooo:rsid="00881cdb" officeooo:paragraph-rsid="00881cdb"/>
    </style:style>
    <style:style style:name="P2" style:family="paragraph" style:parent-style-name="Standard">
      <style:text-properties officeooo:rsid="00011dcc" officeooo:paragraph-rsid="00011dcc"/>
    </style:style>
    <style:style style:name="P3" style:family="paragraph" style:parent-style-name="Standard">
      <style:text-properties officeooo:rsid="005eee14" officeooo:paragraph-rsid="005eee14"/>
    </style:style>
    <style:style style:name="P4" style:family="paragraph" style:parent-style-name="Standard">
      <style:paragraph-properties fo:line-height="150%"/>
      <style:text-properties style:font-name="Carlito" fo:font-size="11pt" fo:font-weight="normal" officeooo:rsid="006a75b7" officeooo:paragraph-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P5" style:family="paragraph" style:parent-style-name="Standard">
      <style:text-properties officeooo:rsid="005cd8cd" officeooo:paragraph-rsid="005eee14"/>
    </style:style>
    <style:style style:name="P6" style:family="paragraph" style:parent-style-name="Text_20_body">
      <style:text-properties officeooo:rsid="00120fd2" officeooo:paragraph-rsid="00120fd2"/>
    </style:style>
    <style:style style:name="P7" style:family="paragraph" style:parent-style-name="Text_20_body">
      <style:text-properties officeooo:rsid="0016210d" officeooo:paragraph-rsid="0016210d"/>
    </style:style>
    <style:style style:name="P8" style:family="paragraph" style:parent-style-name="Text_20_body">
      <style:text-properties officeooo:rsid="00a51fa9" officeooo:paragraph-rsid="00a51fa9"/>
    </style:style>
    <style:style style:name="P9" style:family="paragraph" style:parent-style-name="Text_20_body">
      <style:text-properties officeooo:rsid="00a51fa9" officeooo:paragraph-rsid="00a54d92"/>
    </style:style>
    <style:style style:name="P10" style:family="paragraph" style:parent-style-name="Text_20_body">
      <style:text-properties officeooo:rsid="00a6f60d" officeooo:paragraph-rsid="00a6f60d"/>
    </style:style>
    <style:style style:name="P11" style:family="paragraph" style:parent-style-name="Table_20_Contents">
      <style:text-properties officeooo:rsid="0015526c" officeooo:paragraph-rsid="0015526c"/>
    </style:style>
    <style:style style:name="P12" style:family="paragraph" style:parent-style-name="Table_20_Contents">
      <style:text-properties officeooo:rsid="0016210d" officeooo:paragraph-rsid="0016210d"/>
    </style:style>
    <style:style style:name="P13" style:family="paragraph" style:parent-style-name="Table_20_Contents">
      <style:text-properties officeooo:rsid="003b797f" officeooo:paragraph-rsid="003b797f"/>
    </style:style>
    <style:style style:name="P14" style:family="paragraph" style:parent-style-name="Table_20_Contents">
      <style:text-properties officeooo:rsid="00a51fa9" officeooo:paragraph-rsid="00a51fa9"/>
    </style:style>
    <style:style style:name="P15" style:family="paragraph" style:parent-style-name="Table_20_Contents">
      <style:text-properties officeooo:rsid="00a51fa9" officeooo:paragraph-rsid="00a6f60d"/>
    </style:style>
    <style:style style:name="P16" style:family="paragraph" style:parent-style-name="Table_20_Contents">
      <style:text-properties officeooo:rsid="00a6f60d" officeooo:paragraph-rsid="00a6f60d"/>
    </style:style>
    <style:style style:name="P17" style:family="paragraph" style:parent-style-name="Standard">
      <style:paragraph-properties fo:line-height="150%"/>
      <style:text-properties style:font-name="Carlito" fo:font-size="11pt" fo:font-weight="normal" officeooo:rsid="006a75b7" officeooo:paragraph-rsid="00a7aa3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break-before="page"/>
      <style:text-properties officeooo:rsid="00a7aa37" officeooo:paragraph-rsid="00a7aa37"/>
    </style:style>
    <style:style style:name="P20" style:family="paragraph" style:parent-style-name="Text_20_body" style:list-style-name="L1">
      <style:text-properties officeooo:rsid="00a51fa9" officeooo:paragraph-rsid="00a51fa9"/>
    </style:style>
    <style:style style:name="P21" style:family="paragraph" style:parent-style-name="Text_20_body">
      <style:text-properties officeooo:rsid="00a7aa37" officeooo:paragraph-rsid="00a7aa37"/>
    </style:style>
    <style:style style:name="P22" style:family="paragraph" style:parent-style-name="Heading_20_2">
      <style:text-properties officeooo:rsid="001e5f29" officeooo:paragraph-rsid="00a51fa9"/>
    </style:style>
    <style:style style:name="P23" style:family="paragraph" style:parent-style-name="Heading_20_2">
      <style:text-properties officeooo:rsid="001e5f29" officeooo:paragraph-rsid="00a7aa37"/>
    </style:style>
    <style:style style:name="P24" style:family="paragraph" style:parent-style-name="Heading_20_2" style:list-style-name="">
      <style:text-properties style:font-name="Carlito1" fo:font-size="14.1000003814697pt" fo:font-weight="bold" officeooo:rsid="0054290d" officeooo:paragraph-rsid="00a51fa9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5" style:family="paragraph" style:parent-style-name="Heading_20_2">
      <style:text-properties officeooo:paragraph-rsid="00a7aa37"/>
    </style:style>
    <style:style style:name="P26" style:family="paragraph" style:parent-style-name="Table_20_Contents">
      <style:text-properties officeooo:rsid="00a6f60d" officeooo:paragraph-rsid="00a7aa37"/>
    </style:style>
    <style:style style:name="P27" style:family="paragraph" style:parent-style-name="Table_20_Contents">
      <style:text-properties officeooo:rsid="00a51fa9" officeooo:paragraph-rsid="00a7aa37"/>
    </style:style>
    <style:style style:name="P28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officeooo:rsid="001f7011"/>
    </style:style>
    <style:style style:name="T2" style:family="text">
      <style:text-properties officeooo:rsid="00a51fa9"/>
    </style:style>
    <style:style style:name="T3" style:family="text">
      <style:text-properties officeooo:rsid="00a7aa3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Yacaré</text:p>
      <text:p text:style-name="P2"/>
      <text:table-of-content text:style-name="Sect1" text:protected="true" text:name="Índice de contenido1">
        <text:table-of-content-source text:outline-level="2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9"><text:a xlink:type="simple" xlink:href="#__RefHeading___Toc829_654413937" text:style-name="Index_20_Link" text:visited-style-name="Index_20_Link">Glosario<text:tab/>2</text:a></text:p>
          <text:p text:style-name="P29"><text:a xlink:type="simple" xlink:href="#__RefHeading___Toc202_1468357306" text:style-name="Index_20_Link" text:visited-style-name="Index_20_Link">Requerimientos<text:tab/>3</text:a></text:p>
          <text:p text:style-name="P28"><text:a xlink:type="simple" xlink:href="#__RefHeading___Toc204_1468357306" text:style-name="Index_20_Link" text:visited-style-name="Index_20_Link">Glosario<text:tab/>3</text:a></text:p>
          <text:p text:style-name="P28"><text:a xlink:type="simple" xlink:href="#__RefHeading___Toc206_1468357306" text:style-name="Index_20_Link" text:visited-style-name="Index_20_Link">Características<text:tab/>3</text:a></text:p>
          <text:p text:style-name="P28"><text:a xlink:type="simple" xlink:href="#__RefHeading___Toc208_1468357306" text:style-name="Index_20_Link" text:visited-style-name="Index_20_Link">Estados<text:tab/>3</text:a></text:p>
        </text:index-body>
      </text:table-of-content>
      <text:p text:style-name="P2"/>
      <text:h text:style-name="P18" text:outline-level="1" text:is-list-header="true"><text:bookmark-start text:name="__RefHeading___Toc829_654413937"/>Glosario<text:bookmark-end text:name="__RefHeading___Toc829_654413937"/>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7">Usuario autenticado</text:p>
          </table:table-cell>
          <table:table-cell table:style-name="Tabla5.B1" office:value-type="string">
            <text:p text:style-name="P12">Un usuario que ingresó a <text:span text:style-name="T1">la aplicación</text:span> con una identificación válida y cuya identidad es conocida.</text:p>
          </table:table-cell>
        </table:table-row>
        <table:table-row>
          <table:table-cell table:style-name="Tabla5.A2" office:value-type="string">
            <text:p text:style-name="P6">Usuario anónimo</text:p>
          </table:table-cell>
          <table:table-cell table:style-name="Tabla5.B2" office:value-type="string">
            <text:p text:style-name="P11">Un usuario que <text:span text:style-name="T1">accede a alguna parte de la aplicación </text:span>sin estar autenticado y sin la obligación de proporcionar datos.</text:p>
          </table:table-cell>
        </table:table-row>
        <table:table-row>
          <table:table-cell table:style-name="Tabla5.A2" office:value-type="string">
            <text:p text:style-name="P13">Aplicación</text:p>
          </table:table-cell>
          <table:table-cell table:style-name="Tabla5.B2" office:value-type="string">
            <text:p text:style-name="P13">La aplicación principal.</text:p>
          </table:table-cell>
        </table:table-row>
        <table:table-row>
          <table:table-cell table:style-name="Tabla5.A2" office:value-type="string">
            <text:p text:style-name="P13">Sitio web</text:p>
          </table:table-cell>
          <table:table-cell table:style-name="Tabla5.B2" office:value-type="string">
            <text:p text:style-name="P13">El sitio web de la organización, desde donde se pueden acceder algunos servicios relacionados con la aplicación.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</table:table>
      <text:p text:style-name="P3"/>
      <text:p text:style-name="P5"/>
      <text:h text:style-name="P18" text:outline-level="1"><text:bookmark-start text:name="__RefHeading___Toc202_1468357306"/>Requerimientos<text:bookmark-end text:name="__RefHeading___Toc202_1468357306"/></text:h>
      <text:p text:style-name="P4"><text:span text:style-name="T2">Módulo para g</text:span>estión de <text:span text:style-name="T2">requerimientos.</text:span></text:p>
      <text:h text:style-name="P22" text:outline-level="2"><text:bookmark-start text:name="__RefHeading___Toc204_1468357306"/>Glosario<text:bookmark-end text:name="__RefHeading___Toc204_146835730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Requerimiento</text:p>
          </table:table-cell>
          <table:table-cell table:style-name="Table2.B1" office:value-type="string">
            <text:p text:style-name="P16">Una solicitud o petición que un usuario realiza para que alguien atienda una necesidad.</text:p>
          </table:table-cell>
        </table:table-row>
        <table:table-row>
          <table:table-cell table:style-name="Table2.A2" office:value-type="string">
            <text:p text:style-name="P9">Administrador</text:p>
          </table:table-cell>
          <table:table-cell table:style-name="Table2.B2" office:value-type="string">
            <text:p text:style-name="P15">Un usuario autenticado que puede ver todos los requerimientos, puede asignar un encargado a un requerimiento y puede cerrar requerimientos. También puede cambiar el estado y comentar.</text:p>
          </table:table-cell>
        </table:table-row>
        <table:table-row>
          <table:table-cell table:style-name="Table2.A2" office:value-type="string">
            <text:p text:style-name="P8">Encargado</text:p>
          </table:table-cell>
          <table:table-cell table:style-name="Table2.B2" office:value-type="string">
            <text:p text:style-name="P14">Un usuario que puede recibir una asignación, ver sólo los requerimientos de los cuales es encargado y terminar requerimientos. También puede cambiar el estado y comentar.</text:p>
          </table:table-cell>
        </table:table-row>
      </table:table>
      <text:h text:style-name="Heading_20_2" text:outline-level="2"><text:bookmark-start text:name="__RefHeading___Toc206_1468357306"/>Características<text:bookmark-end text:name="__RefHeading___Toc206_1468357306"/></text:h>
      <text:list xml:id="list563562423186055480" text:style-name="L1">
        <text:list-item>
          <text:p text:style-name="P20">Los usuarios autenticados pueden realizar requerimientos, consultar el estado y hacer comentarios.</text:p>
        </text:list-item>
        <text:list-item>
          <text:p text:style-name="P20">Los usuarios anónimos pueden ingresar requerimientos desde la web. Éstos obtienen un número de seguimiento con el cual pueden consultar el estado y hacer comentarios de forma anónima.</text:p>
        </text:list-item>
        <text:list-item>
          <text:p text:style-name="P20">Los administradores pueden asignar requerimientos a los encargados de área.</text:p>
        </text:list-item>
        <text:list-item>
          <text:p text:style-name="P20">Los encargados pueden hacer comentarios o cambiar el estado del requerimiento, hasta incluso darlo por terminado.</text:p>
        </text:list-item>
        <text:list-item>
          <text:p text:style-name="P20">Los encargados pueden rechazar una asignación y el requerimiento vuelve al administrador.</text:p>
        </text:list-item>
        <text:list-item>
          <text:p text:style-name="P20">Los administradores pueden cerrar y archivar requerimientos.</text:p>
        </text:list-item>
      </text:list>
      <text:h text:style-name="Heading_20_2" text:outline-level="2"><text:bookmark-start text:name="__RefHeading___Toc208_1468357306"/>Estados<text:bookmark-end text:name="__RefHeading___Toc208_1468357306"/></text:h>
      <text:p text:style-name="P8">Los requerimientos pueden estar en varios estado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Nuevo</text:p>
          </table:table-cell>
          <table:table-cell table:style-name="Table1.B1" office:value-type="string">
            <text:p text:style-name="P14">Un requerimiento que fue ingresado y aun no fue atendido de ninguna manera.</text:p>
          </table:table-cell>
        </table:table-row>
        <table:table-row>
          <table:table-cell table:style-name="Table1.A2" office:value-type="string">
            <text:p text:style-name="P8">Iniciado</text:p>
          </table:table-cell>
          <table:table-cell table:style-name="Table1.B2" office:value-type="string">
            <text:p text:style-name="P14">Indica que se está trabajando sobre el requerimiento.</text:p>
          </table:table-cell>
        </table:table-row>
        <table:table-row>
          <table:table-cell table:style-name="Table1.A2" office:value-type="string">
            <text:p text:style-name="P8">Terminado</text:p>
          </table:table-cell>
          <table:table-cell table:style-name="Table1.B2" office:value-type="string">
            <text:p text:style-name="P14">Un requerimiento cuyo encargado dio por terminado, o sea que el problema fue solucionado o la necesidad fue atendida. El requerimiento todavía debe ser comprobado por el administrador.</text:p>
          </table:table-cell>
        </table:table-row>
        <table:table-row>
          <table:table-cell table:style-name="Table1.A2" office:value-type="string">
            <text:p text:style-name="P8">Cerrado</text:p>
          </table:table-cell>
          <table:table-cell table:style-name="Table1.B2" office:value-type="string">
            <text:p text:style-name="P14">Un requerimiento que -después de terminado- fue comprobado por un administrador y confirmado. El requerimiento es archivado y desaparece de la lista de pendientes.</text:p>
          </table:table-cell>
        </table:table-row>
        <text:soft-page-break/>
        <table:table-row>
          <table:table-cell table:style-name="Table1.A2" office:value-type="string">
            <text:p text:style-name="P8">Cancelado</text:p>
          </table:table-cell>
          <table:table-cell table:style-name="Table1.B2" office:value-type="string">
            <text:p text:style-name="P14">Un requerimiento que fue desestimado. Se espera que el encargado exponga la razón en un comentario.</text:p>
          </table:table-cell>
        </table:table-row>
        <table:table-row>
          <table:table-cell table:style-name="Table1.A2" office:value-type="string">
            <text:p text:style-name="P8">En espera</text:p>
          </table:table-cell>
          <table:table-cell table:style-name="Table1.B2" office:value-type="string">
            <text:p text:style-name="P14">Un requerimiento que fue puesto a la espera de un factor o condición externa. Se espera que el encargado exponga la razón en un comentario.</text:p>
          </table:table-cell>
        </table:table-row>
      </table:table>
      <text:h text:style-name="P24" text:outline-level="2"/>
      <text:h text:style-name="P19" text:outline-level="1">Gestión</text:h>
      <text:p text:style-name="P17"><text:span text:style-name="T2">Módulo para g</text:span>estión de <text:span text:style-name="T3">agentes, licencias, etc.</text:span></text:p>
      <text:h text:style-name="P23" text:outline-level="2"><text:bookmark-start text:name="__RefHeading___Toc204_14683573067"/>Glosario<text:bookmark-end text:name="__RefHeading___Toc204_14683573067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">Agente</text:p>
          </table:table-cell>
          <table:table-cell table:style-name="Table3.B1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21">Licencia</text:p>
          </table:table-cell>
          <table:table-cell table:style-name="Table3.B2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21">Parte</text:p>
          </table:table-cell>
          <table:table-cell table:style-name="Table3.B2" office:value-type="string">
            <text:p text:style-name="P27"/>
          </table:table-cell>
        </table:table-row>
      </table:table>
      <text:h text:style-name="P25" text:outline-level="2"><text:bookmark-start text:name="__RefHeading___Toc206_14683573068"/>Características<text:bookmark-end text:name="__RefHeading___Toc206_1468357306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" fo:font-family="Carlito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1" fo:font-family="Carlito" style:font-style-name="Negrita" style:font-family-generic="swiss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margin-left="1cm" fo:margin-right="0cm" fo:text-indent="-1cm" style:auto-text-indent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881cdb" officeooo:paragraph-rsid="00881cdb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2:46:51.847181704</meta:creation-date>
    <dc:date>2015-07-07T10:28:55.408415156</dc:date>
    <meta:editing-duration>PT20H48M13S</meta:editing-duration>
    <meta:editing-cycles>140</meta:editing-cycles>
    <meta:generator>LibreOffice/4.4.4.2$Linux_X86_64 LibreOffice_project/40$Build-2</meta:generator>
    <meta:document-statistic meta:table-count="4" meta:image-count="0" meta:object-count="0" meta:page-count="5" meta:paragraph-count="53" meta:word-count="389" meta:character-count="2587" meta:non-whitespace-character-count="2257"/>
  </office:meta>
</office:document-meta>
</file>